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top="0in" fo:margin-bottom="0.0972in" style:contextual-spacing="false" fo:line-height="115%"/>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paragraph-properties fo:margin-top="0in" fo:margin-bottom="0in" style:contextual-spacing="false"/>
    </style:style>
    <style:style style:name="P6" style:family="paragraph" style:parent-style-name="Text_20_body" style:list-style-name="L4"/>
    <style:style style:name="P7" style:family="paragraph" style:parent-style-name="Text_20_body">
      <style:text-properties fo:font-size="18pt" fo:font-weight="bold" style:font-size-asian="18pt" style:font-weight-asian="bold" style:font-size-complex="18pt" style:font-weight-complex="bold"/>
    </style:style>
    <style:style style:name="P8" style:family="paragraph" style:parent-style-name="Text_20_body">
      <style:text-properties fo:font-size="14pt" fo:font-weight="bold" style:font-size-asian="14pt" style:font-weight-asian="bold" style:font-size-complex="14pt" style:font-weight-complex="bold"/>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ize="18pt" fo:font-weight="bold" officeooo:rsid="0002b129" officeooo:paragraph-rsid="0002b129" style:font-size-asian="18pt" style:font-weight-asian="bold" style:font-size-complex="18pt" style:font-weight-complex="bold"/>
    </style:style>
    <style:style style:name="P11" style:family="paragraph" style:parent-style-name="Text_20_body" style:list-style-name="L5"/>
    <style:style style:name="P12" style:family="paragraph" style:parent-style-name="Text_20_body">
      <style:text-properties officeooo:paragraph-rsid="00047314"/>
    </style:style>
    <style:style style:name="P13" style:family="paragraph" style:parent-style-name="Text_20_body">
      <style:text-properties fo:font-size="18pt" fo:font-weight="bold" officeooo:paragraph-rsid="00047314" style:font-size-asian="18pt" style:font-weight-asian="bold" style:font-size-complex="18pt" style:font-weight-complex="bold"/>
    </style:style>
    <style:style style:name="P14" style:family="paragraph" style:parent-style-name="Text_20_body" style:list-style-name="L6"/>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7"/>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8"/>
    <style:style style:name="P19" style:family="paragraph" style:parent-style-name="Text_20_body" style:list-style-name="L9">
      <style:paragraph-properties fo:margin-top="0in" fo:margin-bottom="0in" style:contextual-spacing="false"/>
    </style:style>
    <style:style style:name="P20" style:family="paragraph" style:parent-style-name="Text_20_body" style:list-style-name="L9">
      <style:text-properties officeooo:paragraph-rsid="00047314"/>
    </style:style>
    <style:style style:name="P21" style:family="paragraph" style:parent-style-name="Text_20_body" style:list-style-name="L9"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047314"/>
    </style:style>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list-style-name="L10">
      <style:text-properties officeooo:paragraph-rsid="00047314"/>
    </style:style>
    <style:style style:name="P24" style:family="paragraph" style:parent-style-name="Text_20_body" style:list-style-name="L10">
      <style:text-properties fo:font-size="18pt" fo:font-weight="bold" officeooo:paragraph-rsid="00047314" style:font-size-asian="18pt" style:font-weight-asian="bold" style:font-size-complex="18pt" style:font-weight-complex="bold"/>
    </style:style>
    <style:style style:name="P25" style:family="paragraph" style:parent-style-name="Text_20_body" style:list-style-name="L11">
      <style:paragraph-properties fo:margin-top="0in" fo:margin-bottom="0in" style:contextual-spacing="false"/>
    </style:style>
    <style:style style:name="P26" style:family="paragraph" style:parent-style-name="Text_20_body" style:list-style-name="L11"/>
    <style:style style:name="P27" style:family="paragraph" style:parent-style-name="Text_20_body" style:list-style-name="L12">
      <style:text-properties fo:font-size="18pt" fo:font-weight="bold" style:font-size-asian="18pt" style:font-weight-asian="bold" style:font-size-complex="18pt" style:font-weight-complex="bold"/>
    </style:style>
    <style:style style:name="P28" style:family="paragraph" style:parent-style-name="Text_20_body" style:list-style-name="L13">
      <style:paragraph-properties fo:margin-top="0in" fo:margin-bottom="0in" style:contextual-spacing="false"/>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4">
      <style:text-properties fo:font-size="18pt" fo:font-weight="bold" style:font-size-asian="18pt" style:font-weight-asian="bold" style:font-size-complex="18pt" style:font-weight-complex="bold"/>
    </style:style>
    <style:style style:name="P32" style:family="paragraph" style:parent-style-name="Text_20_body" style:master-page-name="">
      <loext:graphic-properties draw:fill="none"/>
      <style:paragraph-properties fo:margin-left="0.25in" fo:margin-right="0in" fo:margin-top="0in" fo:margin-bottom="0.0972in" style:contextual-spacing="false" fo:line-height="115%" fo:text-indent="0in" style:auto-text-indent="false" style:page-number="auto" fo:background-color="transparent"/>
    </style:style>
    <style:style style:name="P33" style:family="paragraph" style:parent-style-name="Text_20_body" style:list-style-name="L15">
      <style:paragraph-properties fo:margin-top="0in" fo:margin-bottom="0in" style:contextual-spacing="false"/>
    </style:style>
    <style:style style:name="P34" style:family="paragraph" style:parent-style-name="Text_20_body" style:list-style-name="L15">
      <style:text-properties officeooo:paragraph-rsid="0006015c"/>
    </style:style>
    <style:style style:name="P35" style:family="paragraph" style:parent-style-name="Text_20_body">
      <style:text-properties officeooo:paragraph-rsid="0006015c"/>
    </style:style>
    <style:style style:name="P36" style:family="paragraph" style:parent-style-name="Text_20_body">
      <style:text-properties fo:font-size="18pt" fo:font-weight="bold" officeooo:rsid="0006015c" officeooo:paragraph-rsid="0006015c" style:font-size-asian="18pt" style:font-weight-asian="bold" style:font-size-complex="18pt" style:font-weight-complex="bold"/>
    </style:style>
    <style:style style:name="P37" style:family="paragraph" style:parent-style-name="Text_20_body">
      <style:text-properties officeooo:paragraph-rsid="0006f326"/>
    </style:style>
    <style:style style:name="P38" style:family="paragraph" style:parent-style-name="Text_20_body">
      <style:text-properties fo:font-size="18pt" fo:font-weight="bold" officeooo:paragraph-rsid="0006f326" style:font-size-asian="18pt" style:font-weight-asian="bold" style:font-size-complex="18pt" style:font-weight-complex="bold"/>
    </style:style>
    <style:style style:name="P39" style:family="paragraph" style:parent-style-name="Text_20_body" style:list-style-name="L16">
      <style:paragraph-properties fo:margin-top="0in" fo:margin-bottom="0in" style:contextual-spacing="false"/>
    </style:style>
    <style:style style:name="P40" style:family="paragraph" style:parent-style-name="Text_20_body" style:list-style-name="L16"/>
    <style:style style:name="P41" style:family="paragraph" style:parent-style-name="Text_20_body">
      <style:text-properties fo:font-size="18pt" officeooo:rsid="00097cc8" officeooo:paragraph-rsid="00097cc8" style:font-size-asian="18pt" style:font-size-complex="18pt"/>
    </style:style>
    <style:style style:name="P42" style:family="paragraph" style:parent-style-name="Text_20_body">
      <style:text-properties fo:font-size="12pt" officeooo:rsid="00097cc8" officeooo:paragraph-rsid="00097cc8" style:font-size-asian="12pt" style:font-size-complex="12pt"/>
    </style:style>
    <style:style style:name="T1" style:family="text">
      <style:text-properties fo:font-weight="bold" style:font-weight-asian="bold" style:font-weight-complex="bold"/>
    </style:style>
    <style:style style:name="T2" style:family="text">
      <style:text-properties officeooo:rsid="0002b129"/>
    </style:style>
    <style:style style:name="T3" style:family="text">
      <style:text-properties fo:font-size="12pt" officeooo:rsid="00047314" style:font-size-asian="12pt" style:font-size-complex="12pt"/>
    </style:style>
    <style:style style:name="T4" style:family="text">
      <style:text-properties officeooo:rsid="00047314"/>
    </style:style>
    <style:style style:name="T5" style:family="text">
      <style:text-properties fo:font-size="18pt" fo:font-weight="bold" officeooo:rsid="00047314" style:font-size-asian="18pt" style:font-weight-asian="bold" style:font-size-complex="18pt" style:font-weight-complex="bold"/>
    </style:style>
    <style:style style:name="T6" style:family="text">
      <style:text-properties fo:font-size="18pt" fo:font-weight="bold" style:font-size-asian="18pt" style:font-weight-asian="bold" style:font-size-complex="18pt" style:font-weight-complex="bold"/>
    </style:style>
    <style:style style:name="T7" style:family="text">
      <style:text-properties officeooo:rsid="0006015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text:start-value="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text:start-value="1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NLP-Based Resume Information Extraction System</text:p>
      <text:h text:style-name="Heading_20_2" text:outline-level="2">1. Project Overview</text:h>
      <text:p text:style-name="Text_20_body">This project focuses on building an <text:span text:style-name="Strong_20_Emphasis">NLP-Based Resume Information Extraction System</text:span> designed to automatically read and extract meaningful information from unstructured resumes. Resumes often come in inconsistent formats, making manual review slow and error-prone. This system addresses that challenge by converting raw resume text into structured, usable data.</text:p>
      <text:h text:style-name="P1" text:outline-level="3">What the system does:</text:h>
      <text:p text:style-name="Text_20_body">The system processes resume text and extracts key details such as:</text:p>
      <text:list text:style-name="L1">
        <text:list-item>
          <text:p text:style-name="P2">Skills</text:p>
        </text:list-item>
        <text:list-item>
          <text:p text:style-name="P2">Candidate name</text:p>
        </text:list-item>
        <text:list-item>
          <text:p text:style-name="P2">Work experience</text:p>
        </text:list-item>
        <text:list-item>
          <text:p text:style-name="P2">Other relevant entities (education, tools, roles, etc.)</text:p>
        </text:list-item>
      </text:list>
      <text:p text:style-name="Text_20_body">It transforms messy, unstructured content into a clean, structured format that can be easily analyzed, stored, or used in downstream applications like job matching or candidate ranking.</text:p>
      <text:h text:style-name="P1" text:outline-level="3">Why it exists:</text:h>
      <text:p text:style-name="Text_20_body">Recruitment workflows often involve reviewing hundreds or thousands of resumes, which is time-consuming and inefficient. Additionally, resumes vary widely in format, wording, and structure, making automation difficult.</text:p>
      <text:p text:style-name="Text_20_body">This system exists to:</text:p>
      <text:list text:style-name="L2">
        <text:list-item>
          <text:p text:style-name="P3">Reduce manual effort in resume screening</text:p>
        </text:list-item>
        <text:list-item>
          <text:p text:style-name="P3">Improve consistency in candidate data extraction</text:p>
        </text:list-item>
        <text:list-item>
          <text:p text:style-name="P3">Enable faster and more accurate hiring decisions</text:p>
        </text:list-item>
        <text:list-item>
          <text:p text:style-name="P3">Provide a scalable solution for handling large volumes of resumes</text:p>
        </text:list-item>
      </text:list>
      <text:h text:style-name="P1" text:outline-level="3">High-level approach (Hybrid NLP):</text:h>
      <text:p text:style-name="Text_20_body">The system uses a <text:span text:style-name="Strong_20_Emphasis">hybrid NLP approach</text:span>, combining multiple techniques to improve accuracy and robustness:</text:p>
      <text:list text:style-name="L3">
        <text:list-item>
          <text:p text:style-name="P4"><text:span text:style-name="Strong_20_Emphasis">Rule-based methods</text:span> for extracting predictable patterns (e.g., emails, phone numbers, structured phrases)</text:p>
        </text:list-item>
        <text:list-item>
          <text:p text:style-name="P4"><text:span text:style-name="Strong_20_Emphasis">Predefined skill databases and keyword matching</text:span> for identifying known technical skills</text:p>
        </text:list-item>
        <text:list-item>
          <text:p text:style-name="P4"><text:span text:style-name="Strong_20_Emphasis">Machine Learning / NLP models</text:span> (such as Named Entity Recognition) for understanding context and extracting entities like names and experience</text:p>
        </text:list-item>
        <text:list-item>
          <text:p text:style-name="P4"><text:soft-page-break/><text:span text:style-name="Strong_20_Emphasis">Text preprocessing techniques</text:span> (cleaning, tokenization, normalization) to standardize input data before extraction</text:p>
        </text:list-item>
      </text:list>
      <text:p text:style-name="Text_20_body">By combining rule-based logic with machine learning, the system balances precision and flexibility, making it effective across a wide variety of resume formats and writing styles.</text:p>
      <text:p text:style-name="Text_20_body"/>
      <text:h text:style-name="Heading_20_2" text:outline-level="2">2. Objectives</text:h>
      <text:p text:style-name="Text_20_body">The project aims to achieve the following:</text:p>
      <text:list text:style-name="L4">
        <text:list-item>
          <text:p text:style-name="P5">Build an automated system to extract key information from unstructured resumes </text:p>
        </text:list-item>
        <text:list-item>
          <text:p text:style-name="P5">Accurately identify entities such as skills, names, and experience </text:p>
        </text:list-item>
        <text:list-item>
          <text:p text:style-name="P5">Handle diverse and inconsistent resume formats effectively </text:p>
        </text:list-item>
        <text:list-item>
          <text:p text:style-name="P5">Reduce manual effort in resume screening and data entry </text:p>
        </text:list-item>
        <text:list-item>
          <text:p text:style-name="P6">Provide structured output that can be used for further analysis or applications </text:p>
        </text:list-item>
      </text:list>
      <text:p text:style-name="Text_20_body"/>
      <text:p text:style-name="P7">3. System Architecture</text:p>
      <text:p text:style-name="Text_20_body">The system is designed as a modular pipeline where each component is responsible for extracting a specific type of information from the input resume text. These components work sequentially to transform unstructured text into structured output.</text:p>
      <text:p text:style-name="Text_20_body"/>
      <text:p text:style-name="P8">3.1 Pipeline Flow</text:p>
      <text:p text:style-name="Text_20_body">The overall flow of the system is:</text:p>
      <text:p text:style-name="Text_20_body">Input Resume Text <text:s/></text:p>
      <text:p text:style-name="Text_20_body">→ Name Extraction <text:s/></text:p>
      <text:p text:style-name="Text_20_body">→ Email Extraction <text:s/></text:p>
      <text:p text:style-name="Text_20_body">→ Skill Extraction <text:s/></text:p>
      <text:p text:style-name="Text_20_body">→ Experience Extraction <text:s/></text:p>
      <text:p text:style-name="Text_20_body">→ Structured Output <text:s/></text:p>
      <text:p text:style-name="Text_20_body"/>
      <text:p text:style-name="P8">3.2 Component Overview</text:p>
      <text:p text:style-name="Text_20_body">Each stage in the pipeline performs a dedicated task:</text:p>
      <text:p text:style-name="Text_20_body">- Input Processing</text:p>
      <text:p text:style-name="Text_20_body"><text:soft-page-break/><text:s text:c="2"/>The system accepts raw resume text as input. This text can come from manual input or preprocessed files.</text:p>
      <text:p text:style-name="P9">- Name Extraction</text:p>
      <text:p text:style-name="Text_20_body"><text:s text:c="2"/>A custom-trained spaCy NER model is used to detect the candidate’s name. If it fails, a fallback to spaCy’s built-in model is applied.</text:p>
      <text:p text:style-name="Text_20_body"/>
      <text:p text:style-name="P9">- Email Extraction </text:p>
      <text:p text:style-name="Text_20_body"><text:s text:c="2"/>A regex-based method is used to identify and extract email addresses from the text.</text:p>
      <text:p text:style-name="Text_20_body"/>
      <text:p text:style-name="Text_20_body"><text:span text:style-name="T1">-</text:span> <text:span text:style-name="T1">Skill Extraction </text:span></text:p>
      <text:p text:style-name="Text_20_body"><text:s text:c="2"/>A hybrid approach is used:</text:p>
      <text:p text:style-name="Text_20_body"><text:s text:c="2"/>- Pre-trained skill extraction model <text:s/></text:p>
      <text:p text:style-name="Text_20_body"><text:s text:c="2"/>- Phrase Matcher with a skill dictionary <text:s/></text:p>
      <text:p text:style-name="Text_20_body"><text:s text:c="2"/>- Fuzzy matching for variations <text:s/></text:p>
      <text:p text:style-name="Text_20_body"><text:s text:c="2"/>The results are normalized and deduplicated.</text:p>
      <text:p text:style-name="Text_20_body"/>
      <text:p text:style-name="Text_20_body"><text:span text:style-name="T1">-</text:span> <text:span text:style-name="T1">Experience Extraction</text:span></text:p>
      <text:p text:style-name="Text_20_body"><text:s text:c="2"/>A custom-trained NER model is used to extract experience-related text spans labeled as `EXPERIENCE`.</text:p>
      <text:p text:style-name="Text_20_body">- Output Generation <text:s/></text:p>
      <text:p text:style-name="Text_20_body"><text:s text:c="2"/>The extracted entities are combined into a structured format (dictionary/JSON).</text:p>
      <text:p text:style-name="Text_20_body"/>
      <text:p text:style-name="P8">3.3 Design Characteristics</text:p>
      <text:p text:style-name="Text_20_body">- Modular Desig<text:span text:style-name="T2">n</text:span></text:p>
      <text:p text:style-name="Text_20_body"><text:s text:c="2"/>Each component operates independently, making the system easy to maintain and extend.</text:p>
      <text:p text:style-name="Text_20_body">- Hybrid Approach</text:p>
      <text:p text:style-name="Text_20_body"><text:s text:c="2"/>Combines machine learning models with rule-based techniques for improved accuracy.</text:p>
      <text:p text:style-name="Text_20_body">- Sequential Processing</text:p>
      <text:p text:style-name="Text_20_body"><text:s text:c="2"/>Ensures a clear and interpretable flow of data through the pipeline.</text:p>
      <text:p text:style-name="Text_20_body"/>
      <text:p text:style-name="P10"><text:soft-page-break/>4. approach <text:span text:style-name="T3">(core logic)</text:span></text:p>
      <text:p text:style-name="Text_20_body">This section describes the core logic used to extract different entities from the resume text. The system follows a hybrid approach, combining custom-trained machine learning models with rule-based techniques to improve accuracy and robustness.</text:p>
      <text:p text:style-name="Text_20_body"/>
      <text:p text:style-name="P8">4.1 Name Extraction</text:p>
      <text:p text:style-name="Text_20_body">Name extraction is performed using a custom-trained spaCy Named Entity Recognition (NER) model. This model was trained on a dataset named “names_merged.json”, which contains 44 annotated resume texts. The dataset was specifically prepared to help the model learn name patterns in resume-like structures.</text:p>
      <text:p text:style-name="Text_20_body">The system first applies this custom model (model-best) to the input text and searches for entities labeled as PERSON or NAME. If a valid name is detected, it is returned as the final output.</text:p>
      <text:p text:style-name="Text_20_body">If the custom model fails to detect a name or produces unreliable output, a fallback mechanism is used. In this case, spaCy’s built-in model (en_core_web_sm) is applied to identify PERSON entities from the text.</text:p>
      <text:p text:style-name="Text_20_body">To further improve precision, additional validation rules are applied. These include:</text:p>
      <text:list text:style-name="L5">
        <text:list-item>
          <text:p text:style-name="P11">Ensuring the name contains only alphabetic characters</text:p>
        </text:list-item>
        <text:list-item>
          <text:p text:style-name="P11">Restricting the number of words (typically 2–4 words)</text:p>
        </text:list-item>
        <text:list-item>
          <text:p text:style-name="P11">Filtering out common technical terms such as programming languages</text:p>
        </text:list-item>
      </text:list>
      <text:p text:style-name="Text_20_body">This combination of a domain-specific trained model, fallback mechanism, and validation rules results in more reliable name extraction.</text:p>
      <text:p text:style-name="Text_20_body"/>
      <text:p text:style-name="P8">4.2 Email Extraction</text:p>
      <text:p text:style-name="Text_20_body">Email extraction is handled using a regular expression pattern. The regex is designed to match standard email formats, including combinations of letters, numbers, and special characters followed by a valid domain.</text:p>
      <text:p text:style-name="Text_20_body">The system scans the entire input text and returns the first valid email match found. This method is highly effective because email formats are generally consistent across resumes and do not require model-based extraction.</text:p>
      <text:p text:style-name="Text_20_body"/>
      <text:p text:style-name="P8">4.3 Skill Extraction</text:p>
      <text:p text:style-name="Text_20_body">Skill extraction uses a hybrid approach that combines multiple techniques to improve both coverage and consistency.</text:p>
      <text:p text:style-name="Text_20_body"><text:soft-page-break/>First, a pre-trained skill extraction model from Hugging Face is used to identify skill-related entities from the text. This provides an initial set of predicted skills.</text:p>
      <text:p text:style-name="Text_20_body">Next, a dictionary-based approach is applied using spaCy’s PhraseMatcher. A predefined skill list (unique_skills.txt) is used to match known skills directly from the text. This helps capture skills that the model may miss.</text:p>
      <text:p text:style-name="Text_20_body">To handle variations in how skills are written, fuzzy matching is implemented using RapidFuzz. This allows similar representations such as “react js”, “reactjs”, and “React.js” to be mapped to a common form.</text:p>
      <text:p text:style-name="Text_20_body">After extraction, normalization and canonical mapping are applied. This includes converting text to lowercase, removing punctuation, and mapping variations to standardized forms (e.g., “js” to “javascript”, “data structures and algorithms” to “dsa”).</text:p>
      <text:p text:style-name="Text_20_body">Finally, the outputs from model-based extraction, dictionary matching, and fuzzy matching are combined. Duplicate entries are removed, and the most meaningful representation of each skill is retained.</text:p>
      <text:p text:style-name="Text_20_body"/>
      <text:p text:style-name="P8">4.4 Experience Extraction</text:p>
      <text:p text:style-name="Text_20_body">Experience extraction is performed using a separate custom-trained spaCy NER model. This model was trained on a dataset named “experience_merged.json”, which contains 40 annotated resume texts.</text:p>
      <text:p text:style-name="Text_20_body">The model is designed to identify experience-related content using a single entity label: EXPERIENCE.</text:p>
      <text:p text:style-name="Text_20_body">Instead of extracting structured fields such as role, company, and duration separately, the model captures complete experience segments as text spans. This approach is more robust to variations in resume formatting and layout.</text:p>
      <text:p text:style-name="Text_20_body">The system processes the input text using the trained experience model (exp_model_best) and extracts all entities labeled as EXPERIENCE. These spans typically include job roles, organizations, durations, and responsibilities.</text:p>
      <text:p text:style-name="P12">This design ensures that important experience information is preserved, even if it is not fully structured, and provides a strong foundation for future enhancements such as structured extraction.</text:p>
      <text:p text:style-name="P12"/>
      <text:p text:style-name="P13"><text:span text:style-name="T4">5. </text:span>Output Format</text:p>
      <text:p text:style-name="Text_20_body">The final output of the system is presented in a structured JSON format. This format makes it easy to store, analyze, or integrate the extracted information into other systems such as databases or APIs.</text:p>
      <text:p text:style-name="Text_20_body">The output contains four main fields: name, email, skills, and experience.</text:p>
      <text:list text:style-name="L6">
        <text:list-item>
          <text:p text:style-name="P14">The <text:span text:style-name="Strong_20_Emphasis">name</text:span> field contains the extracted candidate name as a string.</text:p>
        </text:list-item>
        <text:list-item>
          <text:p text:style-name="P14"><text:soft-page-break/>The <text:span text:style-name="Strong_20_Emphasis">email</text:span> field contains the extracted email address as a string.</text:p>
        </text:list-item>
        <text:list-item>
          <text:p text:style-name="P14">The <text:span text:style-name="Strong_20_Emphasis">skills</text:span> field is a list of normalized skill names.</text:p>
        </text:list-item>
        <text:list-item>
          <text:p text:style-name="P14">The <text:span text:style-name="Strong_20_Emphasis">experience</text:span> field is a list of text spans representing experience-related content extracted from the resume.</text:p>
        </text:list-item>
      </text:list>
      <text:p text:style-name="Text_20_body">The structure of the output is as follows:</text:p>
      <text:p text:style-name="Text_20_body">{<text:line-break/>"name": "string",<text:line-break/>"email": "string",<text:line-break/>"skills": ["string"],<text:line-break/>"experience": ["string"]<text:line-break/>}</text:p>
      <text:p text:style-name="P12">Each field is populated based on the results of the respective extraction components in the pipeline. If a particular entity is not found, its value may be null or an empty list depending on the implementation.</text:p>
      <text:p text:style-name="P12"/>
      <text:p text:style-name="P12"><text:span text:style-name="T5">6. </text:span><text:span text:style-name="T6">Results</text:span> </text:p>
      <text:p text:style-name="Text_20_body">The final system was able to successfully extract key information such as name, email, skills, and experience from resume text. The overall performance improved noticeably after moving from a single-method approach to a hybrid system.</text:p>
      <text:p text:style-name="Text_20_body">What worked well:</text:p>
      <text:list text:style-name="L7">
        <text:list-item>
          <text:p text:style-name="P15">Name extraction became more reliable due to the combination of a custom-trained model and fallback mechanism </text:p>
        </text:list-item>
        <text:list-item>
          <text:p text:style-name="P15">Email extraction was consistently accurate using regex </text:p>
        </text:list-item>
        <text:list-item>
          <text:p text:style-name="P15">Skill extraction achieved better coverage by combining model predictions, dictionary matching, and fuzzy logic </text:p>
        </text:list-item>
        <text:list-item>
          <text:p text:style-name="P16">Experience extraction was able to capture relevant text spans even when spread across multiple lines </text:p>
        </text:list-item>
      </text:list>
      <text:p text:style-name="Text_20_body">Improvements from hybrid approach:</text:p>
      <text:list text:style-name="L8">
        <text:list-item>
          <text:p text:style-name="P17">Reduced missing skills compared to using only the pretrained model </text:p>
        </text:list-item>
        <text:list-item>
          <text:p text:style-name="P17">Improved consistency in skill representation through normalization and canonical mapping </text:p>
        </text:list-item>
        <text:list-item>
          <text:p text:style-name="P17">Lower number of incorrect name predictions due to filtering and fallback logic </text:p>
        </text:list-item>
        <text:list-item>
          <text:p text:style-name="P18">Better handling of variations in resume formats </text:p>
        </text:list-item>
      </text:list>
      <text:p text:style-name="Text_20_body">Observations:</text:p>
      <text:list text:style-name="L9">
        <text:list-item>
          <text:p text:style-name="P19">The system performs well on moderately structured resumes </text:p>
        </text:list-item>
        <text:list-item>
          <text:p text:style-name="P19">Some generic or less relevant skills may still appear in the output </text:p>
        </text:list-item>
        <text:list-item>
          <text:p text:style-name="P20">Experience extraction works reliably as text spans but is not yet structured into fields like role or company.</text:p>
          <text:p text:style-name="P21"><text:soft-page-break/><text:span text:style-name="T5">7. </text:span><text:span text:style-name="T6">Challenges &amp; Solutions </text:span></text:p>
        </text:list-item>
      </text:list>
      <text:list text:style-name="L10">
        <text:list-item>
          <text:p text:style-name="P22">Inconsistent resume formats → handled by using a flexible pipeline instead of rigid rules </text:p>
        </text:list-item>
        <text:list-item>
          <text:p text:style-name="P22">Incorrect name predictions (e.g., "Java" as name) → solved using custom NER model + fallback + validation filters </text:p>
        </text:list-item>
        <text:list-item>
          <text:p text:style-name="P22">Missing or incomplete skill extraction → solved by combining pretrained model with dictionary-based matching </text:p>
        </text:list-item>
        <text:list-item>
          <text:p text:style-name="P22">Skill inconsistency (e.g., "react js", "reactjs") → solved using fuzzy matching and canonical mapping </text:p>
        </text:list-item>
        <text:list-item>
          <text:p text:style-name="P22">Noisy or generic skill outputs → reduced using normalization and filtering logic </text:p>
        </text:list-item>
        <text:list-item>
          <text:p text:style-name="P22">Difficulty in extracting experience from varied formats → solved by training a separate NER model for EXPERIENCE spans </text:p>
        </text:list-item>
        <text:list-item>
          <text:p text:style-name="P22">Lack of structured experience data → handled by extracting full text spans instead of forcing rigid structure </text:p>
        </text:list-item>
        <text:list-item>
          <text:p text:style-name="P23">Model dependency on limited training data → partially improved using hybrid approach instead of relying only on models.</text:p>
          <text:p text:style-name="P23"/>
          <text:p text:style-name="P24"><text:span text:style-name="T4">8. </text:span>Limitations </text:p>
        </text:list-item>
      </text:list>
      <text:list text:style-name="L11">
        <text:list-item>
          <text:p text:style-name="P25">Experience is extracted as text spans and is not yet structured into fields like role, company, and duration </text:p>
        </text:list-item>
        <text:list-item>
          <text:p text:style-name="P25">Name and experience extraction depend on relatively small training datasets, which may affect accuracy on diverse resume formats </text:p>
        </text:list-item>
        <text:list-item>
          <text:p text:style-name="P25">Skill extraction may still include some generic or less relevant terms despite filtering </text:p>
        </text:list-item>
        <text:list-item>
          <text:p text:style-name="P26">The system performs best on moderately structured resumes and may struggle with highly irregular formats</text:p>
        </text:list-item>
      </text:list>
      <text:p text:style-name="Text_20_body"/>
      <text:list text:style-name="L12">
        <text:list-header>
          <text:p text:style-name="P27"><text:span text:style-name="T4">9. </text:span>Future Improvements </text:p>
        </text:list-header>
      </text:list>
      <text:list text:style-name="L13">
        <text:list-item>
          <text:p text:style-name="P28">Convert experience spans into structured fields such as role, company, and duration </text:p>
        </text:list-item>
        <text:list-item>
          <text:p text:style-name="P28">Improve name and experience models by training on larger and more diverse datasets </text:p>
        </text:list-item>
        <text:list-item>
          <text:p text:style-name="P28">Enhance skill filtering to reduce generic or less relevant terms </text:p>
        </text:list-item>
        <text:list-item>
          <text:p text:style-name="P28">Add support for parsing PDF and DOCX resume files directly </text:p>
        </text:list-item>
        <text:list-item>
          <text:p text:style-name="P29">Optimize the pipeline to process multiple resumes efficiently </text:p>
        </text:list-item>
      </text:list>
      <text:list text:style-name="L14">
        <text:list-header>
          <text:p text:style-name="P30"/>
          <text:p text:style-name="P31"><text:span text:style-name="T7">10. </text:span>Tech Stack </text:p>
        </text:list-header>
      </text:list>
      <text:p text:style-name="P32"><text:tab/>The system is built using a combination of NLP libraries, machine learning tools, and supporting utilities.</text:p>
      <text:list text:style-name="L15">
        <text:list-item>
          <text:p text:style-name="P33"><text:soft-page-break/>spaCy → used for building and training custom NER models for name and experience extraction </text:p>
        </text:list-item>
        <text:list-item>
          <text:p text:style-name="P33">Hugging Face Hub → used to download the pretrained skill extraction model </text:p>
        </text:list-item>
        <text:list-item>
          <text:p text:style-name="P33">RapidFuzz → used for fuzzy matching to handle variations in skill names </text:p>
        </text:list-item>
        <text:list-item>
          <text:p text:style-name="P33">PhraseMatcher (spaCy) → used for dictionary-based skill extraction </text:p>
        </text:list-item>
        <text:list-item>
          <text:p text:style-name="P33">Regular Expressions (re) → used for email extraction </text:p>
        </text:list-item>
        <text:list-item>
          <text:p text:style-name="P34">NER Annotator (arunmozhi.in) → used for manual annotation of training data for name and experience models</text:p>
          <text:p text:style-name="P34"/>
        </text:list-item>
      </text:list>
      <text:p text:style-name="P35"/>
      <text:p text:style-name="P36">CONCLUSION:</text:p>
      <text:p text:style-name="Text_20_body">This project presents a hybrid approach to extracting structured information from unstructured resume text. By combining custom-trained NER models with rule-based techniques, dictionary matching, and fuzzy logic, the system is able to handle the variability and inconsistency commonly found in resumes.</text:p>
      <text:p text:style-name="Text_20_body">The implementation demonstrates that relying on a single method is often insufficient for real-world NLP tasks. Instead, integrating multiple techniques leads to better coverage, improved consistency, and more reliable results. The use of separate models for name and experience extraction, along with a layered approach for skill extraction, contributes to a more robust pipeline.</text:p>
      <text:p text:style-name="Text_20_body">The system is designed in a modular way, allowing each component to function independently. This makes it easier to maintain, debug, and extend in the future. The final output is structured and usable, making the system suitable for further integration into applications such as recruitment tools or resume screening systems.</text:p>
      <text:p text:style-name="P37">While the current implementation has some limitations, it establishes a strong foundation for future improvements, including structured experience extraction, enhanced model training, and support for additional input formats. Overall, the project reflects a practical and scalable approach to solving a real-world information extraction problem using NLP.</text:p>
      <text:p text:style-name="P37"/>
      <text:p text:style-name="P38">References: </text:p>
      <text:list text:style-name="L16">
        <text:list-item>
          <text:p text:style-name="P39">spaCy Documentation – <text:a xlink:type="simple" xlink:href="https://spacy.io/" office:target-frame-name="_new" xlink:show="replace" text:style-name="Internet_20_link" text:visited-style-name="Visited_20_Internet_20_Link">https://spacy.io</text:a> </text:p>
        </text:list-item>
        <text:list-item>
          <text:p text:style-name="P39">Hugging Face Models – https://huggingface.co/amjad-awad/skill-extractor</text:p>
        </text:list-item>
        <text:list-item>
          <text:p text:style-name="P39">NER Annotator Tool – <text:a xlink:type="simple" xlink:href="https://arunmozhi.in/ner-annotator/" office:target-frame-name="_new" xlink:show="replace" text:style-name="Internet_20_link" text:visited-style-name="Visited_20_Internet_20_Link">https://arunmozhi.in/ner-annotator/</text:a> </text:p>
        </text:list-item>
        <text:list-item>
          <text:p text:style-name="P40">RapidFuzz Documentation – <text:a xlink:type="simple" xlink:href="https://maxbachmann.github.io/RapidFuzz/" text:style-name="Internet_20_link" text:visited-style-name="Visited_20_Internet_20_Link">https://maxbachmann.github.io/RapidFuzz/</text:a></text:p>
        </text:list-item>
      </text:list>
      <text:p text:style-name="Text_20_body"/>
      <text:p text:style-name="Text_20_body"/>
      <text:p text:style-name="Text_20_body"/>
      <text:p text:style-name="P41"><text:soft-page-break/>code:</text:p>
      <text:p text:style-name="P42">import re</text:p>
      <text:p text:style-name="P42">import spacy</text:p>
      <text:p text:style-name="P42">from spacy.matcher import PhraseMatcher</text:p>
      <text:p text:style-name="P42">from huggingface_hub import snapshot_download</text:p>
      <text:p text:style-name="P42">from rapidfuzz import process</text:p>
      <text:p text:style-name="P42"/>
      <text:p text:style-name="P42"/>
      <text:p text:style-name="P42"># 1. LOAD MODELS</text:p>
      <text:p text:style-name="P42"/>
      <text:p text:style-name="P42">def load_skill_model():</text:p>
      <text:p text:style-name="P42"><text:s text:c="4"/>model_path = snapshot_download("amjad-awad/skill-extractor", repo_type="model")</text:p>
      <text:p text:style-name="P42"><text:s text:c="4"/>return spacy.load(model_path)</text:p>
      <text:p text:style-name="P42"/>
      <text:p text:style-name="P42">def load_name_model():</text:p>
      <text:p text:style-name="P42"><text:s text:c="4"/>return spacy.load("en_name_model")</text:p>
      <text:p text:style-name="P42"/>
      <text:p text:style-name="P42">def load_exp_model():</text:p>
      <text:p text:style-name="P42"><text:s text:c="4"/>return spacy.load("en_experience_model")</text:p>
      <text:p text:style-name="P42"/>
      <text:p text:style-name="P42"/>
      <text:p text:style-name="P42"># 2. LOAD SKILL DICTIONARY</text:p>
      <text:p text:style-name="P42"/>
      <text:p text:style-name="P42">def load_skill_dictionary(file_path, nlp):</text:p>
      <text:p text:style-name="P42"><text:s text:c="4"/>with open(file_path, "r") as f:</text:p>
      <text:p text:style-name="P42"><text:s text:c="8"/>skills = [line.strip() for line in f if line.strip()]</text:p>
      <text:p text:style-name="P42"><text:s text:c="4"/></text:p>
      <text:p text:style-name="P42"><text:s text:c="4"/>matcher = PhraseMatcher(nlp.vocab, attr="LOWER")</text:p>
      <text:p text:style-name="P42"><text:s text:c="4"/>patterns = [nlp.make_doc(skill) for skill in skills]</text:p>
      <text:p text:style-name="P42"><text:soft-page-break/><text:s text:c="4"/>matcher.add("SKILL_DB", patterns)</text:p>
      <text:p text:style-name="P42"/>
      <text:p text:style-name="P42"><text:s text:c="4"/>normalized_db = [normalize(s) for s in skills]</text:p>
      <text:p text:style-name="P42"/>
      <text:p text:style-name="P42"><text:s text:c="4"/>return matcher, normalized_db</text:p>
      <text:p text:style-name="P42"/>
      <text:p text:style-name="P42"/>
      <text:p text:style-name="P42"># 3. NORMALIZATION</text:p>
      <text:p text:style-name="P42"/>
      <text:p text:style-name="P42">def normalize(skill):</text:p>
      <text:p text:style-name="P42"><text:s text:c="4"/>skill = skill.lower().strip()</text:p>
      <text:p text:style-name="P42"><text:s text:c="4"/>skill = re.sub(r"[^\w\s]", " ", skill)</text:p>
      <text:p text:style-name="P42"><text:s text:c="4"/>skill = re.sub(r"\s+", " ", skill)</text:p>
      <text:p text:style-name="P42"><text:s text:c="4"/>return skill</text:p>
      <text:p text:style-name="P42"/>
      <text:p text:style-name="P42"># 4. CANONICAL MAPPING</text:p>
      <text:p text:style-name="P42"/>
      <text:p text:style-name="P42">CANONICAL_MAP = {</text:p>
      <text:p text:style-name="P42"><text:s text:c="4"/>"js": "javascript",</text:p>
      <text:p text:style-name="P42"><text:s text:c="4"/>"react js": "react",</text:p>
      <text:p text:style-name="P42"><text:s text:c="4"/>"reactjs": "react",</text:p>
      <text:p text:style-name="P42"><text:s text:c="4"/>"node": "nodejs",</text:p>
      <text:p text:style-name="P42"><text:s text:c="4"/>"node js": "nodejs",</text:p>
      <text:p text:style-name="P42"><text:s text:c="4"/>"ml": "machine learning",</text:p>
      <text:p text:style-name="P42"><text:s text:c="4"/>"dl": "deep learning",</text:p>
      <text:p text:style-name="P42"><text:s text:c="4"/>"nlp": "natural language processing",</text:p>
      <text:p text:style-name="P42"><text:s text:c="4"/>"front end": "frontend",</text:p>
      <text:p text:style-name="P42"><text:s text:c="4"/>"sklearn": "scikit learn",</text:p>
      <text:p text:style-name="P42"><text:s text:c="4"/>"c plus plus": "c++"</text:p>
      <text:p text:style-name="P42"><text:s text:c="4"/></text:p>
      <text:p text:style-name="P42"><text:soft-page-break/>}</text:p>
      <text:p text:style-name="P42"/>
      <text:p text:style-name="P42">GENERALIZATION_MAP = {</text:p>
      <text:p text:style-name="P42"><text:s text:c="4"/>"database management systems": "database",</text:p>
      <text:p text:style-name="P42"><text:s text:c="4"/>"database management": "database",</text:p>
      <text:p text:style-name="P42"><text:s text:c="4"/>"dbms": "database",</text:p>
      <text:p text:style-name="P42"><text:s text:c="4"/>"object oriented programming": "oop",</text:p>
      <text:p text:style-name="P42"><text:s text:c="4"/>"oops": "oop",</text:p>
      <text:p text:style-name="P42"><text:s text:c="4"/>"data structures and algorithms": "dsa",</text:p>
      <text:p text:style-name="P42"><text:s text:c="4"/>"data structures": "dsa",</text:p>
      <text:p text:style-name="P42"><text:s text:c="4"/>"algorithms": "dsa",</text:p>
      <text:p text:style-name="P42"><text:s text:c="4"/>"artificial intelligence": "ai",</text:p>
      <text:p text:style-name="P42"><text:s text:c="4"/>"machine learning": "ml",</text:p>
      <text:p text:style-name="P42"><text:s text:c="4"/>"deep learning": "dl",</text:p>
      <text:p text:style-name="P42"><text:s text:c="4"/>"natural language processing": "nlp"</text:p>
      <text:p text:style-name="P42">}</text:p>
      <text:p text:style-name="P42"/>
      <text:p text:style-name="P42">def canonicalize(skill):</text:p>
      <text:p text:style-name="P42"><text:s text:c="4"/>norm = normalize(skill)</text:p>
      <text:p text:style-name="P42"><text:s text:c="4"/>norm = CANONICAL_MAP.get(norm, norm)</text:p>
      <text:p text:style-name="P42"><text:s text:c="4"/>norm = GENERALIZATION_MAP.get(norm, norm)</text:p>
      <text:p text:style-name="P42"><text:s text:c="4"/>return norm</text:p>
      <text:p text:style-name="P42"/>
      <text:p text:style-name="P42"/>
      <text:p text:style-name="P42"># 5. FUZZY MATCHING</text:p>
      <text:p text:style-name="P42"/>
      <text:p text:style-name="P42">def fuzzy_map(skill, skill_db):</text:p>
      <text:p text:style-name="P42"><text:s text:c="4"/>match, score, _ = process.extractOne(skill, skill_db)</text:p>
      <text:p text:style-name="P42"><text:s text:c="4"/>return match if score &gt; 88 else skill</text:p>
      <text:p text:style-name="P42"/>
      <text:p text:style-name="P42"><text:soft-page-break/></text:p>
      <text:p text:style-name="P42"/>
      <text:p text:style-name="P42"># 6. EXTRACT SKILLS</text:p>
      <text:p text:style-name="P42"/>
      <text:p text:style-name="P42">def is_better_skill(new, existing):</text:p>
      <text:p text:style-name="P42"><text:s text:c="4"/>if len(new.split()) != len(existing.split()):</text:p>
      <text:p text:style-name="P42"><text:s text:c="8"/>return len(new.split()) &gt; len(existing.split())</text:p>
      <text:p text:style-name="P42"><text:s text:c="4"/>return len(new) &gt; len(existing)</text:p>
      <text:p text:style-name="P42"/>
      <text:p text:style-name="P42"/>
      <text:p text:style-name="P42">def extract_skills(text, nlp, matcher, skill_db):</text:p>
      <text:p text:style-name="P42"><text:s text:c="4"/>doc = nlp(text)</text:p>
      <text:p text:style-name="P42"/>
      <text:p text:style-name="P42"><text:s text:c="4"/>model_skills = [ent.text for ent in doc.ents if "SKILL" in ent.label_]</text:p>
      <text:p text:style-name="P42"><text:s text:c="4"/>matches = matcher(doc)</text:p>
      <text:p text:style-name="P42"><text:s text:c="4"/>dict_skills = [doc[start:end].text for _, start, end in matches]</text:p>
      <text:p text:style-name="P42"/>
      <text:p text:style-name="P42"><text:s text:c="4"/>final_skills = {}</text:p>
      <text:p text:style-name="P42"/>
      <text:p text:style-name="P42"><text:s text:c="4"/>for skill in dict_skills:</text:p>
      <text:p text:style-name="P42"><text:s text:c="8"/>canon = canonicalize(skill)</text:p>
      <text:p text:style-name="P42"><text:s text:c="8"/>if canon not in final_skills or is_better_skill(skill, final_skills[canon]):</text:p>
      <text:p text:style-name="P42"><text:s text:c="12"/>final_skills[canon] = skill</text:p>
      <text:p text:style-name="P42"/>
      <text:p text:style-name="P42"><text:s text:c="4"/>for skill in model_skills:</text:p>
      <text:p text:style-name="P42"><text:s text:c="8"/>norm = normalize(skill)</text:p>
      <text:p text:style-name="P42"><text:s text:c="8"/>norm = fuzzy_map(norm, skill_db)</text:p>
      <text:p text:style-name="P42"><text:s text:c="8"/>canon = canonicalize(norm)</text:p>
      <text:p text:style-name="P42"/>
      <text:p text:style-name="P42"><text:s text:c="8"/>if canon not in final_skills or is_better_skill(skill, final_skills[canon]):</text:p>
      <text:p text:style-name="P42"><text:soft-page-break/><text:s text:c="12"/>final_skills[canon] = skill</text:p>
      <text:p text:style-name="P42"/>
      <text:p text:style-name="P42"><text:s text:c="4"/>return list(final_skills.values())</text:p>
      <text:p text:style-name="P42"/>
      <text:p text:style-name="P42"/>
      <text:p text:style-name="P42"># 7. EXTRACT EMAIL</text:p>
      <text:p text:style-name="P42"/>
      <text:p text:style-name="P42">def extract_email(text):</text:p>
      <text:p text:style-name="P42"><text:s text:c="4"/>match = re.search(r"[a-zA-Z0-9_.+-]+@[a-zA-Z0-9-]+\.[a-zA-Z0-9-.]+", text)</text:p>
      <text:p text:style-name="P42"><text:s text:c="4"/>return match.group(0) if match else None</text:p>
      <text:p text:style-name="P42"/>
      <text:p text:style-name="P42"/>
      <text:p text:style-name="P42"># 8. EXTRACT NAME</text:p>
      <text:p text:style-name="P42"/>
      <text:p text:style-name="P42">def extract_name(text, nlp_name, nlp_fallback):</text:p>
      <text:p text:style-name="P42"><text:s text:c="4"/># ---------- 1. Try custom model ----------</text:p>
      <text:p text:style-name="P42"><text:s text:c="4"/>doc = nlp_name(text)</text:p>
      <text:p text:style-name="P42"/>
      <text:p text:style-name="P42"><text:s text:c="4"/>for ent in doc.ents:</text:p>
      <text:p text:style-name="P42"><text:s text:c="8"/>if ent.label_ in ["PERSON", "NAME"]:</text:p>
      <text:p text:style-name="P42"><text:s text:c="12"/>name = ent.text.strip()</text:p>
      <text:p text:style-name="P42"/>
      <text:p text:style-name="P42"><text:s text:c="12"/># basic validation</text:p>
      <text:p text:style-name="P42"><text:s text:c="12"/>if (</text:p>
      <text:p text:style-name="P42"><text:s text:c="16"/>len(name.split()) &gt;= 2 and</text:p>
      <text:p text:style-name="P42"><text:s text:c="16"/>not any(char.isdigit() for char in name)</text:p>
      <text:p text:style-name="P42"><text:s text:c="12"/>):</text:p>
      <text:p text:style-name="P42"><text:s text:c="16"/>return name</text:p>
      <text:p text:style-name="P42"/>
      <text:p text:style-name="P42"><text:s text:c="4"/># ---------- 2. Fallback to spaCy model ----------</text:p>
      <text:p text:style-name="P42"><text:soft-page-break/><text:s text:c="4"/>doc_fb = nlp_fallback(text)</text:p>
      <text:p text:style-name="P42"/>
      <text:p text:style-name="P42"><text:s text:c="4"/>for ent in doc_fb.ents:</text:p>
      <text:p text:style-name="P42"><text:s text:c="8"/>if ent.label_ == "PERSON":</text:p>
      <text:p text:style-name="P42"><text:s text:c="12"/>name = ent.text.strip()</text:p>
      <text:p text:style-name="P42"/>
      <text:p text:style-name="P42"><text:s text:c="12"/># stronger filtering to avoid "Java"</text:p>
      <text:p text:style-name="P42"><text:s text:c="12"/>words = name.split()</text:p>
      <text:p text:style-name="P42"/>
      <text:p text:style-name="P42"><text:s text:c="12"/>if (</text:p>
      <text:p text:style-name="P42"><text:s text:c="16"/>2 &lt;= len(words) &lt;= 4 and</text:p>
      <text:p text:style-name="P42"><text:s text:c="16"/>all(w.isalpha() for w in words) and</text:p>
      <text:p text:style-name="P42"><text:s text:c="16"/>not any(char.isdigit() for char in name)</text:p>
      <text:p text:style-name="P42"><text:s text:c="12"/>):</text:p>
      <text:p text:style-name="P42"><text:s text:c="16"/>return name</text:p>
      <text:p text:style-name="P42"/>
      <text:p text:style-name="P42"><text:s text:c="4"/>return None</text:p>
      <text:p text:style-name="P42"/>
      <text:p text:style-name="P42"/>
      <text:p text:style-name="P42">def load_fallback_name_model():</text:p>
      <text:p text:style-name="P42"><text:s text:c="4"/>return spacy.load("en_core_web_sm")</text:p>
      <text:p text:style-name="P42"/>
      <text:p text:style-name="P42"># 9. EXTRACT EXPERIENCE (NEW)</text:p>
      <text:p text:style-name="P42"/>
      <text:p text:style-name="P42">def extract_experience(text, nlp_exp):</text:p>
      <text:p text:style-name="P42"><text:s text:c="4"/>doc = nlp_exp(text)</text:p>
      <text:p text:style-name="P42"/>
      <text:p text:style-name="P42"><text:s text:c="4"/>experiences = []</text:p>
      <text:p text:style-name="P42"/>
      <text:p text:style-name="P42"><text:s text:c="4"/>for ent in doc.ents:</text:p>
      <text:p text:style-name="P42"><text:soft-page-break/><text:s text:c="8"/>if ent.label_.lower() == "experience":</text:p>
      <text:p text:style-name="P42"><text:s text:c="12"/>experiences.append(ent.text.strip())</text:p>
      <text:p text:style-name="P42"/>
      <text:p text:style-name="P42"><text:s text:c="4"/>return experiences</text:p>
      <text:p text:style-name="P42"/>
      <text:p text:style-name="P42"># 10. COMBINED EXTRACTION</text:p>
      <text:p text:style-name="P42"/>
      <text:p text:style-name="P42">nlp_fallback = load_fallback_name_model()</text:p>
      <text:p text:style-name="P42">def extract_all(text, nlp_skill, matcher, skill_db, nlp_name, nlp_exp, nlp_fallback):</text:p>
      <text:p text:style-name="P42"/>
      <text:p text:style-name="P42"><text:s text:c="4"/>name = extract_name(text, nlp_name, nlp_fallback)</text:p>
      <text:p text:style-name="P42"><text:s text:c="4"/>email = extract_email(text)</text:p>
      <text:p text:style-name="P42"/>
      <text:p text:style-name="P42"><text:s text:c="4"/>raw_skills = extract_skills(text, nlp_skill, matcher, skill_db)</text:p>
      <text:p text:style-name="P42"><text:s text:c="4"/>skills = list(set([canonicalize(s) for s in raw_skills]))</text:p>
      <text:p text:style-name="P42"/>
      <text:p text:style-name="P42"><text:s text:c="4"/>experience = extract_experience(text, nlp_exp)</text:p>
      <text:p text:style-name="P42"/>
      <text:p text:style-name="P42"><text:s text:c="4"/>return {</text:p>
      <text:p text:style-name="P42"><text:s text:c="8"/>"name": name,</text:p>
      <text:p text:style-name="P42"><text:s text:c="8"/>"email": email,</text:p>
      <text:p text:style-name="P42"><text:s text:c="8"/>"skills": skills,</text:p>
      <text:p text:style-name="P42"><text:s text:c="8"/>"experience": experience</text:p>
      <text:p text:style-name="P42"><text:s text:c="4"/>}</text:p>
      <text:p text:style-name="P42"/>
      <text:p text:style-name="P42"># 11. MAIN</text:p>
      <text:p text:style-name="P42"/>
      <text:p text:style-name="P42">if __name__ == "__main__":</text:p>
      <text:p text:style-name="P42"/>
      <text:p text:style-name="P42"><text:s text:c="4"/>text = """UPLOAD RESUME HERE"""</text:p>
      <text:p text:style-name="P42"><text:soft-page-break/></text:p>
      <text:p text:style-name="P42"><text:s text:c="4"/># Load models</text:p>
      <text:p text:style-name="P42"><text:s text:c="4"/>nlp_skill = load_skill_model()</text:p>
      <text:p text:style-name="P42"><text:s text:c="4"/>nlp_name = load_name_model()</text:p>
      <text:p text:style-name="P42"><text:s text:c="4"/>nlp_exp = load_exp_model()</text:p>
      <text:p text:style-name="P42"/>
      <text:p text:style-name="P42"><text:s text:c="4"/># Load dictionary</text:p>
      <text:p text:style-name="P42"><text:s text:c="4"/>matcher, skill_db = load_skill_dictionary("unique_skills.txt", nlp_skill)</text:p>
      <text:p text:style-name="P42"/>
      <text:p text:style-name="P42"><text:s text:c="4"/># Extract everything</text:p>
      <text:p text:style-name="P42"><text:s text:c="4"/>result = extract_all(text, nlp_skill, matcher, skill_db, nlp_name, nlp_exp, nlp_fallback)</text:p>
      <text:p text:style-name="P42"/>
      <text:p text:style-name="P42"><text:s text:c="4"/>print("\n===== EXTRACTED INFO =====\n")</text:p>
      <text:p text:style-name="P42"><text:s text:c="4"/>print("Name:", result["name"])</text:p>
      <text:p text:style-name="P42"><text:s text:c="4"/>print("Email:", result["email"])</text:p>
      <text:p text:style-name="P42"><text:s text:c="4"/>print("Skills:", result["skills"])</text:p>
      <text:p text:style-name="P42"><text:s text:c="4"/>print("Experience:", result["experi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4T16:20:09.593115652</meta:creation-date>
    <dc:date>2026-04-27T21:21:35.599224222</dc:date>
    <meta:editing-duration>PT2H11M29S</meta:editing-duration>
    <meta:editing-cycles>6</meta:editing-cycles>
    <meta:generator>LibreOffice/25.2.7.2$Linux_X86_64 LibreOffice_project/520$Build-2</meta:generator>
    <meta:document-statistic meta:table-count="0" meta:image-count="0" meta:object-count="0" meta:page-count="16" meta:paragraph-count="320" meta:word-count="2669" meta:character-count="19617" meta:non-whitespace-character-count="16499"/>
  </office:meta>
</office:document-meta>
</file>